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KotlinReflectionBeanRegistrationAotContribution.KotlinReflectionBeanRegistrationAotContribution( Class &lt; ? &gt; bean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otlinReflectionBeanRegistrationAotProcessor.processAheadOfTime( RegisteredBean registeredBea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KotlinReflectionBeanRegistrationAotContribution.registerHints( Class &lt; ? &gt; type , RuntimeHints runtimeHint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KotlinReflectionBeanRegistrationAotContribution.applyTo( GenerationContext generationContext , BeanRegistrationCode beanRegistration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